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tyle="normal" fo:font-weight="normal" style:font-style-asian="normal" style:font-weight-asian="normal" style:font-style-complex="normal" style:font-weight-complex="normal"/>
    </style:style>
    <style:style style:name="P2"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3" style:family="paragraph" style:parent-style-name="Text_20_body">
      <style:paragraph-properties fo:margin-top="0in" fo:margin-bottom="0in" fo:line-height="200%" fo:text-align="start" style:justify-single-word="false"/>
    </style:style>
    <style:style style:name="P4" style:family="paragraph" style:parent-style-name="Text_20_body" style:list-style-name="L1">
      <style:paragraph-properties fo:margin-top="0in" fo:margin-bottom="0in" fo:line-height="100%" fo:text-align="start" style:justify-single-word="false"/>
      <style:text-properties fo:font-variant="normal" fo:text-transform="none" fo:font-style="normal" fo:font-weight="normal"/>
    </style:style>
    <style:style style:name="P5" style:family="paragraph" style:parent-style-name="Text_20_body">
      <style:paragraph-properties fo:margin-top="0in" fo:margin-bottom="0in" fo:line-height="200%" fo:text-align="start" style:justify-single-word="false"/>
      <style:text-properties fo:font-variant="normal" fo:text-transform="none" fo:font-style="normal" fo:font-weight="normal"/>
    </style:style>
    <style:style style:name="P6" style:family="paragraph" style:parent-style-name="Footnote">
      <style:paragraph-properties fo:margin-top="0in" fo:margin-bottom="0.1965in"/>
    </style:style>
    <style:style style:name="T1" style:family="text">
      <style:text-properties fo:font-style="italic" style:font-style-asian="italic" style:font-style-complex="italic"/>
    </style:style>
    <style:style style:name="T2" style:family="text">
      <style:text-properties fo:font-style="italic" fo:font-weight="normal"/>
    </style:style>
    <style:style style:name="T3" style:family="text">
      <style:text-properties fo:font-variant="normal" fo:text-transform="none"/>
    </style:style>
    <style:style style:name="T4" style:family="text">
      <style:text-properties fo:font-variant="normal" fo:text-transform="none" fo:font-style="normal"/>
    </style:style>
    <style:style style:name="T5" style:family="text">
      <style:text-properties fo:font-variant="normal" fo:text-transform="none" fo:font-style="normal" fo:font-weight="normal"/>
    </style:style>
    <style:style style:name="T6" style:family="text">
      <style:text-properties fo:font-style="normal"/>
    </style:style>
    <style:style style:name="T7" style:family="text">
      <style:text-properties fo:font-style="normal" fo:font-weight="normal"/>
    </style:style>
    <style:style style:name="T8" style:family="text">
      <style:text-properties fo:font-weight="normal"/>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 Bolton – CSF Spring Seminar, Week 2 – essay on excerpt from <text:span text:style-name="T1">The Elements of Moral Philosophy</text:span></text:p>
      <text:p text:style-name="Standard"><text:span text:style-name="T1"/></text:p>
      <text:p text:style-name="P2">Cultural Objectivity vs. Universal Objectivity</text:p>
      <text:p text:style-name="P1"/>
      <text:p text:style-name="P3"><text:span text:style-name="T8"><text:tab/>The topic of subjectivity and objectivity, especially as related to ethics, is a semantic quagmire. I'd like to offer some distinctions that would make the ethical arguments in </text:span><text:span text:style-name="T2">The Elements of Moral Philosophy</text:span><text:span text:style-name="T3"> </text:span><text:span text:style-name="T5">clearer</text:span><text:span text:style-name="T5"><text:note text:id="ftn0" text:note-class="footnote"><text:note-citation>1</text:note-citation><text:note-body><text:p text:style-name="P6">To read more about the semantic nuances of the subjective and objective, see this article: http://instruct.westvalley.edu/lafave/subjective_objective.html</text:p></text:note-body></text:note></text:span><text:span text:style-name="T5">:</text:span></text:p>
      <text:list xml:id="list1168561875" text:style-name="L1">
        <text:list-item>
          <text:p text:style-name="P4">Universally objective: something whose existence does not depend on human perception.</text:p>
        </text:list-item>
        <text:list-item>
          <text:p text:style-name="P4">Universally subjective: something whose existence depends on human perception.</text:p>
          <text:list>
            <text:list-item>
              <text:p text:style-name="P4">Culturally objective (or culture-neutral): something which is universally subjective, but is true across all cultures.</text:p>
            </text:list-item>
            <text:list-item>
              <text:p text:style-name="P4">Culturally subjective: something which is universally subjective and whose truth changes from culture to culture.</text:p>
            </text:list-item>
          </text:list>
        </text:list-item>
      </text:list>
      <text:p text:style-name="P3"/>
      <text:p text:style-name="P5"><text:tab/>To make this clearer, I will give examples of each of these cases. The statement “the earth orbits the sun” is universally objective: it would still be true if all humans were removed from the universe. The statement “I don't like cake” is universally subjective: its truth depends on my perception of cake. The statement “suffering is bad” is culturally objective: all cultures believe this is true; however, it is not universally objective, because 'suffering' depends on human perception. The statement “infanticide is bad” is not culturally objective because, according to Rachels, the Eskimos did not think it was bad, so its truth depends individual cultures.</text:p>
      <text:p text:style-name="P5"><text:tab/>When Rachels gives the quote by Hume<text:note text:id="ftn1" text:note-class="footnote"><text:note-citation>2</text:note-citation><text:note-body><text:p text:style-name="P6">Beginning of Chapter 3</text:p></text:note-body></text:note> stating that morality only exists inside of us, Hume is saying that morality is universally subjective, which is true, but Hume isn't saying anything about cultural objectivity/subjectivity. This confusion between cultural objectivity and universal objectivity is what causes many people to make the logical fallacy that Rachels describes in his book: if morality doesn't exist as universally objective truth, then it's all completely relative. </text:p>
      <text:p text:style-name="P3"><text:span text:style-name="T5"><text:tab/>But that's not the case. Things can exist subjectively, such as the experience of pain, but be consistent across all humanity and even most animals. Due to irrefutably evil cultural practices, we </text:span><text:soft-page-break/><text:span text:style-name="T5">must conclude that there exists a universally subjective but culturally objective axiom of morality. Rachels describes this axiom as the prac</text:span><text:span text:style-name="T5">tices that promote or hinder the lives of the people who are affected by it.</text:span><text:span text:style-name="T5"><text:note text:id="ftn3" text:note-class="footnote"><text:note-citation>3</text:note-citation><text:note-body><text:p text:style-name="P6">Page 29</text:p></text:note-body></text:note></text:span><text:span text:style-name="T5"> This may or may not be a satisfying description, and coming up with a definition is extremely difficult, but this does not mean that such a definition doesn't exist. Whatever the specifics of the axiom may be, we all know that it is closely tied to the aversion to suffering and the support for happiness and quality of life. </text:span></text:p>
      <text:section text:style-name="Sect1" text:name="sdfootnote1">
        <text:p text:style-name="P6"/>
      </text:section>
      <text:section text:style-name="Sect1" text:name="sdfootnote2">
        <text:p text:style-name="P6"/>
      </text:section>
      <text:section text:style-name="Sect1" text:name="sdfootnote3">
        <text:p text:style-name="P6"/>
      </text:section>
      <text:p text:style-name="Text_20_body"><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11T14:39:03</meta:creation-date>
    <dc:date>2010-04-11T14:47:05</dc:date>
    <meta:editing-duration>PT00H08M02S</meta:editing-duration>
    <meta:editing-cycles>4</meta:editing-cycles>
    <meta:generator>OpenOffice.org/3.2$Linux OpenOffice.org_project/320m12$Build-9483</meta:generator>
    <meta:document-statistic meta:table-count="0" meta:image-count="0" meta:object-count="0" meta:page-count="2" meta:paragraph-count="13" meta:word-count="444" meta:character-count="2837"/>
  </office:meta>
</office:document-meta>
</file>